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0-28_15-23-11_000.jpg</text:p>
          </table:table-cell>
          <table:table-cell table:style-name="ce27" office:value-type="string">
            <text:p>:bookmemo / 読んだ本 / 『森は生きている』 / 著者=サムイル・マルシャーク、宮川やすえ、文；宝永たかこ、絵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bookmemo / 読んだ本 / 『森は生きている』 / 著者=サムイル・マルシャーク、宮川やすえ、文；宝永たかこ、絵">
            <text:p>:bookmemo / 読んだ本 / 『森は生きている』 / 著者=サムイル・マルシャーク、宮川やすえ、文；宝永たかこ、絵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 office:value-type="string">
            <text:p>2022-10-28_15-23-03_000.jpg</text:p>
          </table:table-cell>
          <table:table-cell table:style-name="ce27" office:value-type="string">
            <text:p>:bookmemo / 読んだ本 / 『日本むかし話』 / 著者=萩坂昇 / 途中 部分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2-10-28_15-23-07_000.jpg</text:p>
          </table:table-cell>
          <table:table-cell table:style-name="ce27" office:value-type="string">
            <text:p>:bookmemo / 読んだ本 / 『無機化学の基礎』 / 著者=斎藤一夫、柴田村治 / 途中 部分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bookmemo / 読んだ本 / 『無機化学の基礎』 / 著者=斎藤一夫、柴田村治 / 途中 部分">
            <text:p>:bookmemo / 読んだ本 / 『無機化学の基礎』 / 著者=斎藤一夫、柴田村治 / 途中 部分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28_07-45-18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28_01-27-38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PHOTO 寝た時刻 / 2022">
            <text:p>:m :PHOTO 寝た時刻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27_20-40-5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2-10-28_13-11-4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28_07-45-31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28_09-17-10_000.jpg</text:p>
          </table:table-cell>
          <table:table-cell table:style-name="ce27" office:value-type="string">
            <text:p>:m #*# RES / JVEMV6 64#~~ / 『パニック障害と過呼吸』 著者=磯部潮,校注=~ / p.~ / w=~,topic=「体の緊張をチェックするポイント」,publisher=~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#*# RES / JVEMV6 64#~~ / 『パニック障害と過呼吸』 著者=磯部潮,校注=~ / p.~ / w=~,topic=「体の緊張をチェックするポイント」,publisher=~,other=~">
            <text:p>:m #*# RES / JVEMV6 64#~~ / 『パニック障害と過呼吸』 著者=磯部潮,校注=~ / p.~ / w=~,topic=「体の緊張をチェックするポイント」,publishe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9" office:value-type="string">
            <text:p>2022-10-28_10-51-11_000.jpg</text:p>
          </table:table-cell>
          <table:table-cell table:style-name="ce27" office:value-type="string">
            <text:p>:m #*# RES / free / res-id=GRKY / theme=宝永地震 / genre=歴史：日本 / session-number=1 / doc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#*# RES / free / res-id=GRKY / theme=宝永地震 / genre=歴史：日本 / session-number=1 / doc=~,other=~">
            <text:p>:m #*# RES / free / res-id=GRKY / theme=宝永地震 / genre=歴史：日本 / session-number=1 / doc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2-10-28_12-34-40_000.jpg</text:p>
          </table:table-cell>
          <table:table-cell table:style-name="ce27" office:value-type="string">
            <text:p>:m #*# RES / JVEMV6 64#203_nihon_shuukyoo / 『日本宗教の複合的構造』 著者=~,校注=~ / p.303 / w=福山藩；一万石；五斗五升,topic=換算,publishe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#*# RES / JVEMV6 64#203_nihon_shuukyoo / 『日本宗教の複合的構造』 著者=~,校注=~ / p.303 / w=福山藩；一万石；五斗五升,topic=換算,publisher=~,other=~">
            <text:p>:m #*# RES / JVEMV6 64#203_nihon_shuukyoo / 『日本宗教の複合的構造』 著者=~,校注=~ / p.303 / w=福山藩；一万石；五斗五升,topic=換算,publishe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2-10-28_12-36-24_000.jpg</text:p>
          </table:table-cell>
          <table:table-cell table:style-name="ce27" office:value-type="string">
            <text:p>:m #*# / memo:other(m:other) / topic=習字, about=~,content=麓；地；響；宝；永；禄；夜；震；福;藩;島;正;則;備;後;安;芸;野;勝;,other=~,id=~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#*# / memo:other(m:other) / topic=習字, about=~,content=麓；地；響；宝；永；禄；夜；震；福;藩;島;正;則;備;後;安;芸;野;勝;,other=~,id=~ ">
            <text:p>:m #*# / memo:other(m:other) / topic=習字, about=~,content=麓；地；響；宝；永；禄；夜；震；福;藩;島;正;則;備;後;安;芸;野;勝;,other=~,id=~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0-28_13-53-43_000.jpg</text:p>
          </table:table-cell>
          <table:table-cell table:style-name="ce27" office:value-type="string">
            <text:p>:m 1*1 RES / free# S87DP9 記事読み / id=KCWW(browser=yandex) / media=~ / theme=財政：日本,other=デスクトップ、保存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1*1 RES / free# S87DP9 記事読み / id=KCWW(browser=yandex) / media=~ / theme=財政：日本,other=デスクトップ、保存">
            <text:p>:m 1*1 RES / free# S87DP9 記事読み / id=KCWW(browser=yandex) / media=~ / theme=財政：日本,other=デスクトップ、保存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2-10-28_17-59-11_000.jpg</text:p>
          </table:table-cell>
          <table:table-cell table:style-name="ce28" office:value-type="string">
            <text:p>:m RES 1*1 / free# JVEMV6 83#_14:1 / 83. chemistry / topics=無機化学,w=~,s=~,i=~,other=~,doc=r-1-1~1.1:f-13#R.1;f-16#L.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RES 1*1 / free# JVEMV6 83#_14:1 / 83. chemistry / topics=無機化学,w=~,s=~,i=~,other=~,doc=r-1-1~1.1:f-13#R.1;f-16#L.">
            <text:p>:m RES 1*1 / free# JVEMV6 83#_14:1 / 83. chemistry / topics=無機化学,w=~,s=~,i=~,other=~,doc=r-1-1~1.1:f-13#R.1;f-16#L.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9">2022/10/29</text:date>, <text:time>10:31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9T10:31:57.42</dc:date>
    <dc:creator>iwabuchi ken</dc:creator>
    <meta:editing-duration>P50DT4H29M48S</meta:editing-duration>
    <meta:editing-cycles>16361</meta:editing-cycles>
    <meta:document-statistic meta:table-count="2" meta:cell-count="916" meta:object-count="0"/>
    <meta:user-defined meta:name="qrichtext">1</meta:user-defined>
  </office:meta>
</office:document-meta>
</file>